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36.0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36.0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2"><text:span text:style-name="T2">ASSIGNMENT NO. 02</text:span></text:p>
      <text:p text:style-name="P2"><text:span text:style-name="T3"/></text:p>
      <text:p text:style-name="P3"><text:span text:style-name="T4">TITLE :<text:s/></text:span><text:span text:style-name="T5">Bubble sort and Merge sort using parallel algorithm</text:span></text:p>
      <text:p text:style-name="P4"><text:span text:style-name="T6"/></text:p>
      <text:p text:style-name="P4"><text:span text:style-name="T7">PROBLEM STATEMENT</text:span><text:span text:style-name="T8">:<text:s text:c="2"/>Design and implement<text:s/></text:span><text:span text:style-name="T9">Parallel Sorting Algorithms- </text:span></text:p>
      <text:p text:style-name="P4"><text:span text:style-name="T9">For Bubble Sort and Merge Sort, based on existing sequential algorithms, utilizing all resources available.<text:s/></text:span><text:span text:style-name="T10"><text:tab/></text:span></text:p>
      <text:p text:style-name="P4"><text:span text:style-name="T11"/></text:p>
      <text:p text:style-name="P4"><text:span text:style-name="T12">OBJECTIVE:</text:span><text:span text:style-name="T13"><text:s/>To understand parallel processing.</text:span></text:p>
      <text:p text:style-name="P4"><text:span text:style-name="T14"/></text:p>
      <text:p text:style-name="P4"><text:span text:style-name="T15">THEORY: </text:span></text:p>
      <text:p text:style-name="P5"><text:span text:style-name="T16">What is Sorting?</text:span></text:p>
      <text:p text:style-name="P5"><text:span text:style-name="T16">Sorting refers to ordering data in an increasing or decreasing fashion according to some linear relationship among the data items.</text:span></text:p>
      <text:p text:style-name="P5"><text:span text:style-name="T16">The most common uses of sorted sequences are:</text:span></text:p>
      <text:p text:style-name="P5"><text:span text:style-name="T17"/></text:p>
      <text:list text:style-name="L6">
        <text:list-item>
          <text:p text:style-name="P6"><text:span text:style-name="T18">making lookup or search efficient</text:span></text:p>
        </text:list-item>
        <text:list-item>
          <text:p text:style-name="P6"><text:span text:style-name="T18">making merging of sequences efficient</text:span></text:p>
        </text:list-item>
        <text:list-item>
          <text:p text:style-name="P6"><text:span text:style-name="T18">enable processing of data in a defined order</text:span></text:p>
        </text:list-item>
      </text:list>
      <text:p text:style-name="P7"><text:span text:style-name="T19"/></text:p>
      <text:p text:style-name="P7"><text:span text:style-name="T20">What is parallel sorting?</text:span></text:p>
      <text:p text:style-name="P7"><text:span text:style-name="T20">A sequential sorting algorithm may not be efficient enough when we have to sort a huge volume of data. Therefore, parallel algorithms are used in sorting.</text:span></text:p>
      <text:p text:style-name="P7"><text:span text:style-name="T21"/></text:p>
      <text:p text:style-name="P7"><text:span text:style-name="T22">Pseudocode for Odd-Even Bubble sort:</text:span></text:p>
      <text:list text:style-name="L8">
        <text:list-item>
          <text:p text:style-name="P8"><text:span text:style-name="T23">for k=0 to n-2<text:s text:c="2"/></text:span></text:p>
        </text:list-item>
        <text:list-item>
          <text:p text:style-name="P8"><text:span text:style-name="T23">if k is even then</text:span></text:p>
        </text:list-item>
        <text:list-item>
          <text:p text:style-name="P8"><text:span text:style-name="T23"><text:tab/>for i=0 to (n/2)-1 do in parallel</text:span></text:p>
        </text:list-item>
        <text:list-item>
          <text:p text:style-name="P8"><text:span text:style-name="T23"><text:tab/><text:tab/>if (arr[2i] &gt; arr[2i+1]) </text:span></text:p>
        </text:list-item>
        <text:list-item>
          <text:p text:style-name="P8"><text:span text:style-name="T23"><text:tab/><text:tab/><text:s text:c="4"/>swap arr[2i] and arr[2i+1] </text:span></text:p>
        </text:list-item>
        <text:list-item>
          <text:p text:style-name="P8"><text:span text:style-name="T23">else</text:span></text:p>
        </text:list-item>
        <text:list-item>
          <text:p text:style-name="P8"><text:span text:style-name="T23"><text:tab/>for i=0 to (n/2)-2 do in parallel</text:span></text:p>
        </text:list-item>
        <text:list-item>
          <text:p text:style-name="P8"><text:span text:style-name="T23"><text:tab/><text:tab/>if (arr[2i+1] &gt; arr[2i+2]) </text:span></text:p>
        </text:list-item>
        <text:list-item>
          <text:p text:style-name="P8"><text:span text:style-name="T23"><text:tab/><text:tab/><text:s text:c="4"/>swap arr[2i+1] and arr[2i+2]</text:span></text:p>
        </text:list-item>
        <text:list-item>
          <text:p text:style-name="P8"><text:span text:style-name="T23">next k</text:span></text:p>
        </text:list-item>
      </text:list>
      <text:p text:style-name="P9"><text:span text:style-name="T23"><text:s text:c="8"/></text:span></text:p>
      <text:p text:style-name="P9"><text:span text:style-name="T23"><text:s text:c="2"/></text:span></text:p>
      <text:p text:style-name="P9"><text:span text:style-name="T24"/></text:p>
      <text:p text:style-name="P9"><text:span text:style-name="T25">Example:</text:span></text:p>
      <text:p text:style-name="P9"><text:span text:style-name="T25">Demonstrate the above algorithm using the below illustration on the array = {3, 2, 3, 8, 5, 6, 4, 1}</text:span></text:p>
      <text:p text:style-name="P10"><draw:frame text:anchor-type="as-char" svg:width="117.48mm" svg:height="116.63mm" style:rel-width="scale" style:rel-height="scale"><draw:object-ole xlink:href="OleObj1"/><draw:image xlink:href="ObjectReplacements/OleObj1"/></draw:frame><text:span text:style-name="T26"/></text:p>
      <text:p text:style-name="P10"><text:span text:style-name="T26"/></text:p>
      <text:p text:style-name="P10"><text:span text:style-name="T27">Time Complexity:</text:span></text:p>
      <text:p text:style-name="P10"><text:span text:style-name="T27">Sequential bubble sort, O(n</text:span><text:span text:style-name="T28">2</text:span><text:span text:style-name="T29">)</text:span></text:p>
      <text:p text:style-name="P10"><text:span text:style-name="T30">The time complexity is reduced to O(N) due to parallel computation using threads.</text:span></text:p>
      <text:p text:style-name="P10"><text:span text:style-name="T31"/></text:p>
      <text:p text:style-name="P11"><text:span text:style-name="T32">Pseudocode for<text:s/></text:span><text:span text:style-name="T33">Parallel Merge Sort :</text:span></text:p>
      <text:p text:style-name="P11"><text:span text:style-name="T34"/></text:p>
      <text:p text:style-name="P11"><text:span text:style-name="T35">void MergeSort(int *a, int low, int high)</text:span></text:p>
      <text:p text:style-name="P11"><text:span text:style-name="T35">{</text:span></text:p>
      <text:p text:style-name="P11"><text:span text:style-name="T35"><text:tab/>int mid;</text:span></text:p>
      <text:p text:style-name="P11"><text:span text:style-name="T35"><text:tab/></text:span><text:span text:style-name="T36">#pragma omp parallel sections</text:span></text:p>
      <text:p text:style-name="P11"><text:span text:style-name="T37"><text:tab/>if (low &lt; high)</text:span></text:p>
      <text:p text:style-name="P11"><text:span text:style-name="T37"><text:tab/>{</text:span></text:p>
      <text:p text:style-name="P11"><text:span text:style-name="T37"><text:tab/><text:tab/>mid=(low+high)/2;</text:span></text:p>
      <text:p text:style-name="P11"><text:span text:style-name="T37"><text:tab/><text:tab/>// Split the data into two half.</text:span></text:p>
      <text:p text:style-name="P11"><text:span text:style-name="T37"><text:tab/><text:tab/><text:tab/></text:span><text:span text:style-name="T38">#pragma omp section</text:span></text:p>
      <text:p text:style-name="P11"><text:span text:style-name="T39"><text:tab/><text:tab/><text:tab/>MergeSort(a, low, mid);<text:s text:c="3"/></text:span></text:p>
      <text:p text:style-name="P11"><text:span text:style-name="T39"><text:tab/><text:tab/><text:tab/></text:span><text:span text:style-name="T40">#pragma omp section</text:span></text:p>
      <text:p text:style-name="P11"><text:span text:style-name="T40"><text:tab/><text:tab/><text:tab/></text:span><text:span text:style-name="T41">MergeSort(a, mid+1, high);</text:span></text:p>
      <text:p text:style-name="P11"><text:span text:style-name="T41"><text:s/></text:span></text:p>
      <text:p text:style-name="P11"><text:span text:style-name="T41"><text:tab/><text:tab/>// Merge them to get sorted output.</text:span></text:p>
      <text:p text:style-name="P11"><text:span text:style-name="T41"><text:tab/><text:tab/>Merge(a, low, high, mid);</text:span></text:p>
      <text:p text:style-name="P11"><text:span text:style-name="T41"><text:tab/>}</text:span></text:p>
      <text:p text:style-name="P11"><text:span text:style-name="T41">}</text:span></text:p>
      <text:p text:style-name="P11"><text:span text:style-name="T41"><text:s/></text:span></text:p>
      <text:p text:style-name="P11"><text:span text:style-name="T42">Example:</text:span></text:p>
      <text:p text:style-name="P12"><draw:frame text:anchor-type="as-char" svg:width="93.98mm" svg:height="37.68mm" style:rel-width="scale" style:rel-height="scale"><draw:object-ole xlink:href="OleObj2"/><draw:image xlink:href="ObjectReplacements/OleObj2"/></draw:frame><text:span text:style-name="T43"/></text:p>
      <text:p text:style-name="P13"><text:span text:style-name="T43"/></text:p>
      <text:p text:style-name="P13"><text:span text:style-name="T44">Time Complexity:</text:span></text:p>
      <text:p text:style-name="P14"><text:span text:style-name="T44">Merge sort, O(nlogn)</text:span></text:p>
      <text:p text:style-name="P14"><text:span text:style-name="T44">In parallel, n processors are present.</text:span></text:p>
      <text:p text:style-name="P14"><text:span text:style-name="T44">logn time is required to divide the sequence and logn time is required to merge.</text:span></text:p>
      <text:p text:style-name="P14"><text:span text:style-name="T44">Hence, logn+logn=2logn </text:span></text:p>
      <text:p text:style-name="P14"><text:span text:style-name="T45">The time complexity is reduced to O(logn) due to parallel computation using threads.</text:span></text:p>
      <text:p text:style-name="P15"><text:span text:style-name="T46"/></text:p>
      <text:p text:style-name="P15"><text:span text:style-name="T46"/></text:p>
      <text:p text:style-name="P15"><text:span text:style-name="T46"/></text:p>
      <text:p text:style-name="P16"><text:span text:style-name="T47">CONCLUSION: </text:span></text:p>
      <text:p text:style-name="P16"><text:span text:style-name="T48">Thus, we have implemented parallel computing in Bubble sort and Merge sor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